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58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0.5014in"/>
    </style:style>
    <style:style style:name="Table1.D" style:family="table-column">
      <style:table-column-properties style:column-width="0.7486in"/>
    </style:style>
    <style:style style:name="Table1.E" style:family="table-column">
      <style:table-column-properties style:column-width="0.9375in"/>
    </style:style>
    <style:style style:name="Table1.F" style:family="table-column">
      <style:table-column-properties style:column-width="2.3208in"/>
    </style:style>
    <style:style style:name="Table1.1" style:family="table-row">
      <style:table-row-properties style:min-row-height="0.185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4597in"/>
    </style:style>
    <style:style style:name="Table1.3" style:family="table-row">
      <style:table-row-properties style:min-row-height="0.5611in"/>
    </style:style>
    <style:style style:name="Table1.A3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2.6125in" table:align="margins" style:writing-mode="page"/>
    </style:style>
    <style:style style:name="Table2.A" style:family="table-column">
      <style:table-column-properties style:column-width="2.6125in" style:rel-column-width="6553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2.1278in" fo:margin-left="0.1785in" table:align="left" style:writing-mode="page"/>
    </style:style>
    <style:style style:name="Table3.A" style:family="table-column">
      <style:table-column-properties style:column-width="0.8111in"/>
    </style:style>
    <style:style style:name="Table3.B" style:family="table-column">
      <style:table-column-properties style:column-width="1.3167in"/>
    </style:style>
    <style:style style:name="Table3.1" style:family="table-row">
      <style:table-row-properties style:min-row-height="0.1854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2083in"/>
    </style:style>
    <style:style style:name="Table3.4" style:family="table-row">
      <style:table-row-properties style:min-row-height="0.0646in"/>
    </style:style>
    <style:style style:name="Table4" style:family="table">
      <style:table-properties style:width="2.1111in" table:align="margins" style:writing-mode="page"/>
    </style:style>
    <style:style style:name="Table4.A" style:family="table-column">
      <style:table-column-properties style:column-width="2.1111in" style:rel-column-width="65535*"/>
    </style:style>
    <style:style style:name="Table4.A1" style:family="table-cell">
      <style:table-cell-properties fo:padding="0.0382in" fo:border="none"/>
    </style:style>
    <style:style style:name="P1" style:family="paragraph" style:parent-style-name="Table_20_Contents">
      <style:text-properties fo:language="pl" fo:country="PL"/>
    </style:style>
    <style:style style:name="P2" style:family="paragraph" style:parent-style-name="Table_20_Contents">
      <style:text-properties fo:language="pl" fo:country="PL"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language="pl" fo:country="PL" fo:font-style="italic" style:font-style-asian="italic" style:font-style-complex="italic"/>
    </style:style>
    <style:style style:name="P4" style:family="paragraph" style:parent-style-name="Table_20_Contents">
      <style:text-properties fo:language="pl" fo:country="PL" officeooo:paragraph-rsid="00400532"/>
    </style:style>
    <style:style style:name="P5" style:family="paragraph" style:parent-style-name="Table_20_Contents">
      <style:paragraph-properties fo:text-align="start" style:justify-single-word="false"/>
      <style:text-properties fo:language="pl" fo:country="PL" officeooo:paragraph-rsid="006571a3"/>
    </style:style>
    <style:style style:name="P6" style:family="paragraph" style:parent-style-name="Table_20_Contents">
      <style:paragraph-properties fo:line-height="100%" style:writing-mode="page"/>
      <style:text-properties style:use-window-font-color="true" style:font-name="FreeMono" fo:font-size="10pt" fo:language="pl" fo:country="PL" officeooo:rsid="00195b85" officeooo:paragraph-rsid="0035e81e" style:font-size-asian="10pt" style:font-size-complex="10pt"/>
    </style:style>
    <style:style style:name="P7" style:family="paragraph" style:parent-style-name="Standard">
      <style:paragraph-properties fo:line-height="100%" style:writing-mode="page"/>
      <style:text-properties style:use-window-font-color="true" fo:language="pl" fo:country="PL" officeooo:rsid="001fca88" officeooo:paragraph-rsid="001b5e7e"/>
    </style:style>
    <style:style style:name="P8" style:family="paragraph" style:parent-style-name="Text_20_body">
      <style:paragraph-properties fo:line-height="100%" style:writing-mode="page"/>
      <style:text-properties style:use-window-font-color="true" fo:language="pl" fo:country="PL" officeooo:paragraph-rsid="0035e81e"/>
    </style:style>
    <style:style style:name="P9" style:family="paragraph" style:parent-style-name="Code">
      <style:text-properties fo:language="pl" fo:country="PL"/>
    </style:style>
    <style:style style:name="P10" style:family="paragraph" style:parent-style-name="Code">
      <style:paragraph-properties fo:text-align="center" style:justify-single-word="false"/>
      <style:text-properties fo:language="pl" fo:country="PL"/>
    </style:style>
    <style:style style:name="P11" style:family="paragraph" style:parent-style-name="Code">
      <style:text-properties fo:language="pl" fo:country="PL" officeooo:rsid="004435b8" officeooo:paragraph-rsid="004435b8"/>
    </style:style>
    <style:style style:name="P12" style:family="paragraph" style:parent-style-name="Code">
      <style:text-properties fo:language="pl" fo:country="PL" officeooo:rsid="00411827" officeooo:paragraph-rsid="00411827"/>
    </style:style>
    <style:style style:name="P13" style:family="paragraph" style:parent-style-name="Code">
      <style:text-properties fo:language="pl" fo:country="PL" officeooo:rsid="00428de8" officeooo:paragraph-rsid="00428de8"/>
    </style:style>
    <style:style style:name="P14" style:family="paragraph" style:parent-style-name="Code">
      <style:text-properties fo:language="pl" fo:country="PL" officeooo:rsid="004987bf" officeooo:paragraph-rsid="004987bf"/>
    </style:style>
    <style:style style:name="P15" style:family="paragraph" style:parent-style-name="Code">
      <style:paragraph-properties fo:text-align="center" style:justify-single-word="false"/>
      <style:text-properties fo:language="pl" fo:country="PL" fo:font-weight="bold" style:font-weight-asian="bold" style:font-weight-complex="bold"/>
    </style:style>
    <style:style style:name="P16" style:family="paragraph" style:parent-style-name="Code">
      <style:text-properties fo:language="pl" fo:country="PL" officeooo:rsid="006a2234" officeooo:paragraph-rsid="006a2234"/>
    </style:style>
    <style:style style:name="P17" style:family="paragraph" style:parent-style-name="Table_20_Contents" style:list-style-name="L1">
      <style:text-properties fo:language="pl" fo:country="PL"/>
    </style:style>
    <style:style style:name="P18" style:family="paragraph" style:parent-style-name="Table_20_Contents" style:list-style-name="L1">
      <style:text-properties fo:language="pl" fo:country="PL" officeooo:paragraph-rsid="003f51c1"/>
    </style:style>
    <style:style style:name="P19" style:family="paragraph" style:parent-style-name="Table_20_Contents" style:list-style-name="L2">
      <style:text-properties fo:language="pl" fo:country="PL"/>
    </style:style>
    <style:style style:name="T1" style:family="text">
      <style:text-properties fo:font-size="8pt" fo:font-style="italic" officeooo:rsid="0016a022" style:font-size-asian="8pt" style:font-style-asian="italic" style:font-size-complex="8pt" style:font-style-complex="italic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a022" style:font-weight-asian="bold" style:font-weight-complex="bold"/>
    </style:style>
    <style:style style:name="T5" style:family="text">
      <style:text-properties fo:font-weight="bold" officeooo:rsid="00183d5c" style:font-weight-asian="bold" style:font-weight-complex="bold"/>
    </style:style>
    <style:style style:name="T6" style:family="text">
      <style:text-properties fo:font-weight="bold" officeooo:rsid="001b5e7e" style:font-weight-asian="bold" style:font-weight-complex="bold"/>
    </style:style>
    <style:style style:name="T7" style:family="text">
      <style:text-properties fo:font-weight="bold" officeooo:rsid="00400532" style:font-weight-asian="bold" style:font-weight-complex="bold"/>
    </style:style>
    <style:style style:name="T8" style:family="text">
      <style:text-properties officeooo:rsid="00183d5c"/>
    </style:style>
    <style:style style:name="T9" style:family="text">
      <style:text-properties style:font-name="FreeMono" officeooo:rsid="00183d5c"/>
    </style:style>
    <style:style style:name="T10" style:family="text">
      <style:text-properties officeooo:rsid="00260dfa"/>
    </style:style>
    <style:style style:name="T11" style:family="text">
      <style:text-properties officeooo:rsid="00355e39"/>
    </style:style>
    <style:style style:name="T12" style:family="text">
      <style:text-properties style:font-name="Liberation Mono1" fo:font-size="8pt" style:font-size-asian="8pt" style:font-size-complex="8pt"/>
    </style:style>
    <style:style style:name="T13" style:family="text">
      <style:text-properties style:text-underline-style="none" officeooo:rsid="00260dfa"/>
    </style:style>
    <style:style style:name="T14" style:family="text">
      <style:text-properties style:text-underline-style="none" officeooo:rsid="002afbce"/>
    </style:style>
    <style:style style:name="T15" style:family="text">
      <style:text-properties style:text-underline-style="none" officeooo:rsid="00221573"/>
    </style:style>
    <style:style style:name="T16" style:family="text">
      <style:text-properties style:text-underline-style="none" officeooo:rsid="00428de8"/>
    </style:style>
    <style:style style:name="T17" style:family="text">
      <style:text-properties officeooo:rsid="00428de8"/>
    </style:style>
    <style:style style:name="T18" style:family="text">
      <style:text-properties officeooo:rsid="0044ecd9"/>
    </style:style>
    <style:style style:name="T19" style:family="text">
      <style:text-properties officeooo:rsid="00475ace"/>
    </style:style>
    <style:style style:name="T20" style:family="text">
      <style:text-properties officeooo:rsid="0066ec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$G</text:p>
          </table:table-cell>
          <table:table-cell table:style-name="Table1.A1" table:number-columns-spanned="3" office:value-type="string">
            <text:p text:style-name="P1">$KIND</text:p>
          </table:table-cell>
          <table:covered-table-cell/>
          <table:covered-table-cell/>
          <table:table-cell table:style-name="Table1.A1" table:number-columns-spanned="2" office:value-type="string">
            <text:p text:style-name="P3">Data: <text:span text:style-name="T20">01-01-2001,</text:span> czas pisania: 75 minut</text:p>
          </table:table-cell>
          <table:covered-table-cell/>
        </table:table-row>
        <table:table-row table:style-name="Table1.2">
          <table:table-cell table:style-name="Table1.A1" table:number-columns-spanned="5" office:value-type="string">
            <text:p text:style-name="P1">_ _ _ _ _ _ _ _ _ _ _ _ _ _ _ _ _ _ _ _ _ _ _<text:line-break/><text:span text:style-name="T3">Imię i nazwisko</text:span><text:line-break/><text:span text:style-name="T1">Wypełnij drukowanymi literami</text:span>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5">_ _ _ _ _ _ _ _ _ _ <text:line-break/><text:span text:style-name="T4">Numer indeksu</text:span></text:p>
          </table:table-cell>
        </table:table-row>
        <table:table-row table:style-name="Table1.3">
          <table:table-cell table:style-name="Table1.A3" table:number-columns-spanned="6" office:value-type="string">
            <text:p text:style-name="P1"><text:span text:style-name="T2">Uwaga: w przypadku wszystkich programów należy założyć, że dołączone są biblioteki </text:span><text:span text:style-name="T12">iostream</text:span><text:span text:style-name="T2"> oraz dostępna jest przestrzeń nazw </text:span><text:span text:style-name="T12">std</text:span><text:span text:style-name="T2">. Sprawdzaniu podlegają jedynie miejsca wyznaczone na odpowiedź. W przypadku stwierdzenia błędu lub niejednoznaczości w pytaniu, należy czytelnie napisać odpowiedni komentarz wyjaśniający napotkany problem. Test oceniany jest w skali 0-100 pkt (próg zaliczenia = 50%)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4"><text:span text:style-name="T7">Z</text:span><text:span text:style-name="T5">ad. 1.</text:span><text:span text:style-name="T8"> (4 × 5 pkt. = 20 pkt.)</text:span></text:p>
            <text:p text:style-name="P1"><text:span text:style-name="T8">Wyróżnione pola uzupełnij tak, aby program poprawnie się kompilował oraz wypisywa</text:span>ł na wyjście: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5">!01<text:span text:style-name="T10">/</text:span>0<text:span text:style-name="T10">1--------------</text:span></text:p>
                </table:table-cell>
              </table:table-row>
            </table:table>
            <text:p text:style-name="P1">Podając odpowiedź:</text:p>
            <text:list xml:id="list3251959424" text:style-name="L1">
              <text:list-item>
                <text:p text:style-name="P17"><text:span text:style-name="T8">nie należy używać znaków: </text:span><text:span text:style-name="T9">=;,()[]</text:span><text:span text:style-name="T8"><text:line-break/>oraz wielkich liter alfabetu,</text:span></text:p>
              </text:list-item>
              <text:list-item>
                <text:p text:style-name="P18"><text:span text:style-name="T8">należy wpisać </text:span><text:span text:style-name="T5">BŁĄD</text:span><text:span text:style-name="T8"> jeśli rozwiązanie nie istnieje,</text:span></text:p>
              </text:list-item>
              <text:list-item>
                <text:p text:style-name="P18">każde wyróżnione pole należy uzupełnić dokładnie jednym znakiem lub wpisać <text:span text:style-name="T3">X</text:span> jeśli pole powinno pozostać puste.</text:p>
              </text:list-item>
            </text:list>
          </table:table-cell>
          <table:covered-table-cell/>
          <table:covered-table-cell/>
          <table:table-cell table:style-name="Table1.A3" table:number-columns-spanned="3" office:value-type="string">
            <text:p text:style-name="P11">#01-----------------------------------------<text:span text:style-name="T19">---</text:span>------</text:p>
            <text:p text:style-name="P11">\</text:p>
            <text:p text:style-name="P11">\</text:p>
            <text:p text:style-name="P11">\</text:p>
            <text:p text:style-name="P11">\</text:p>
            <text:p text:style-name="P11">\</text:p>
            <text:p text:style-name="P11">\</text:p>
            <text:p text:style-name="P11">\</text:p>
            <text:p text:style-name="P12">\</text:p>
            <text:p text:style-name="P12">\</text:p>
            <text:p text:style-name="P12">\</text:p>
            <text:p text:style-name="P12">\</text:p>
            <text:p text:style-name="P12">\</text:p>
            <text:p text:style-name="P12">\</text:p>
            <text:p text:style-name="P12">\</text:p>
            <text:p text:style-name="P12">\</text:p>
            <text:p text:style-name="P13">\</text:p>
            <text:p text:style-name="P13">\</text:p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1"><text:span text:style-name="T3">Zad. </text:span><text:span text:style-name="T6">2</text:span><text:span text:style-name="T3">.</text:span> (4 × 5 pkt. = 20 pkt.)</text:p>
            <text:p text:style-name="Table_20_Contents">Podaj wartości wskazanych poniżej wyrażeń tuż przed wykonaniem instrukcji return 0 w podanym programie.</text:p>
            <text:p text:style-name="P2">Odpowiedź:</text:p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9">str[0].x = </text:p>
                </table:table-cell>
                <table:table-cell table:style-name="Table3.A1" office:value-type="string">
                  <text:p text:style-name="P9"><text:span text:style-name="T13">?</text:span><text:span text:style-name="T14">0</text:span><text:span text:style-name="T15">2</text:span><text:span text:style-name="T13">/01</text:span><text:span text:style-name="T14">------</text:span><text:span text:style-name="T16">----</text:span></text:p>
                </table:table-cell>
              </table:table-row>
              <table:table-row table:style-name="Table3.2">
                <table:table-cell table:style-name="Table3.A1" office:value-type="string">
                  <text:p text:style-name="P9">str[<text:span text:style-name="T11">1</text:span>].x = </text:p>
                </table:table-cell>
                <table:table-cell table:style-name="Table3.A1" office:value-type="string">
                  <text:p text:style-name="P9">?02/02------<text:span text:style-name="T17">----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P9">str[<text:span text:style-name="T11">2</text:span>].x = </text:p>
                </table:table-cell>
                <table:table-cell table:style-name="Table3.A1" office:value-type="string">
                  <text:p text:style-name="P9">?02/03------<text:span text:style-name="T17">----</text:span></text:p>
                </table:table-cell>
              </table:table-row>
              <table:table-row table:style-name="Table3.4">
                <table:table-cell table:style-name="Table3.A1" office:value-type="string">
                  <text:p text:style-name="P9">str[<text:span text:style-name="T11">3</text:span>].x = </text:p>
                </table:table-cell>
                <table:table-cell table:style-name="Table3.A1" office:value-type="string">
                  <text:p text:style-name="P9">?02/04------<text:span text:style-name="T17">----</text:span></text:p>
                </table:table-cell>
              </table:table-row>
            </table:table>
            <text:p text:style-name="P1"/>
          </table:table-cell>
          <table:covered-table-cell/>
          <table:covered-table-cell/>
          <table:table-cell table:style-name="Table1.A3" table:number-columns-spanned="3" office:value-type="string">
            <text:p text:style-name="P11">#0<text:span text:style-name="T18">2</text:span>---------------------------<text:span text:style-name="T19">---</text:span>--------------------</text:p>
            <text:p text:style-name="P11">\</text:p>
            <text:p text:style-name="P11">\</text:p>
            <text:p text:style-name="P11">\</text:p>
            <text:p text:style-name="P11">\</text:p>
            <text:p text:style-name="P11">\</text:p>
            <text:p text:style-name="P11">\</text:p>
            <text:p text:style-name="P11">\</text:p>
            <text:p text:style-name="P12">\</text:p>
            <text:p text:style-name="P12">\</text:p>
            <text:p text:style-name="P12">\</text:p>
            <text:p text:style-name="P12">\</text:p>
            <text:p text:style-name="P12">\</text:p>
            <text:p text:style-name="P12">\</text:p>
            <text:p text:style-name="P12">\</text:p>
            <text:p text:style-name="P12">\</text:p>
            <text:p text:style-name="P13">\</text:p>
            <text:p text:style-name="P13">\</text:p>
          </table:table-cell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1"><text:span text:style-name="T3">Zad. </text:span><text:span text:style-name="T6">3</text:span><text:span text:style-name="T3">.</text:span> (4 × 5 pkt. = 20 pkt.)</text:p>
            <text:p text:style-name="P1">Wyróżnione pola uzupełnij, tak aby program poprawnie się kompilował oraz wypisywał na wyjście: 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0">!03/01------</text:p>
                </table:table-cell>
              </table:table-row>
            </table:table>
            <text:p text:style-name="P1">Podając odpowiedź:</text:p>
            <text:list xml:id="list1578695566" text:style-name="L2">
              <text:list-item>
                <text:p text:style-name="P19">należy wpisać <text:span text:style-name="T3">BŁĄD</text:span> jeśli rozwiązanie nie istnieje,</text:p>
              </text:list-item>
              <text:list-item>
                <text:p text:style-name="P19">jeśli możliwe są dwa poprawne rozwiązania, z których jedno powstaje z drugiego poprzez usunięcie pewnych znaków (skrócenie), to podaj krótsze rozwiązanie.</text:p>
              </text:list-item>
            </text:list>
          </table:table-cell>
          <table:covered-table-cell/>
          <table:table-cell table:style-name="Table1.A3" table:number-columns-spanned="4" office:value-type="string">
            <text:p text:style-name="P11">#0<text:span text:style-name="T18">3---</text:span>---------------------------<text:span text:style-name="T19">--------</text:span>--------------------</text:p>
            <text:p text:style-name="P14">\</text:p>
            <text:p text:style-name="P11">\</text:p>
            <text:p text:style-name="P11">\</text:p>
            <text:p text:style-name="P11">\</text:p>
            <text:p text:style-name="P11">\</text:p>
            <text:p text:style-name="P11">\</text:p>
            <text:p text:style-name="P11">\</text:p>
            <text:p text:style-name="P11">\</text:p>
            <text:p text:style-name="P12">\</text:p>
            <text:p text:style-name="P12">\</text:p>
            <text:p text:style-name="P12">\</text:p>
            <text:p text:style-name="P12">\</text:p>
            <text:p text:style-name="P12">\</text:p>
            <text:p text:style-name="P12">\</text:p>
            <text:p text:style-name="P13">\</text:p>
            <text:p text:style-name="P16">\</text:p>
            <text:p text:style-name="P13">\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.A1" table:number-columns-spanned="3" office:value-type="string">
            <text:p text:style-name="P8"/>
          </table:table-cell>
          <table:covered-table-cell/>
          <table:covered-table-cell/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8"/>
          </table:table-cell>
          <table:covered-table-cell/>
          <table:covered-table-cell/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writing-mode="page"/>
      <style:text-properties style:font-name="FreeSans" fo:font-family="FreeSans" style:font-family-generic="swiss" style:font-pitch="variable"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0pt" style:font-size-asian="10pt" style:font-size-complex="10pt"/>
    </style:style>
    <style:style style:name="Text_20_Body_20__28_small_29_" style:display-name="Text Body (small)" style:family="paragraph" style:parent-style-name="Text_20_body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able_20_Contents">
      <style:paragraph-properties fo:line-height="100%" style:writing-mode="page"/>
      <style:text-properties style:font-name="Liberation Mono" fo:font-family="'Liberation Mono'" style:font-style-name="Regular" style:font-family-generic="modern" style:font-pitch="fixed" fo:font-size="10pt" fo:letter-spacing="-0.011in" officeooo:rsid="00195b85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8:38:52.600886647</meta:creation-date>
    <dc:date>2017-10-27T01:32:38.023922922</dc:date>
    <meta:editing-duration>P3DT15H27M11S</meta:editing-duration>
    <meta:editing-cycles>69</meta:editing-cycles>
    <meta:generator>LibreOffice/5.3.1.2$Linux_X86_64 LibreOffice_project/30m0$Build-2</meta:generator>
    <meta:document-statistic meta:table-count="4" meta:image-count="0" meta:object-count="0" meta:page-count="2" meta:paragraph-count="84" meta:word-count="306" meta:character-count="1789" meta:non-whitespace-character-count="1566"/>
  </office:meta>
</office:document-meta>
</file>